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background-color="#ff3366"/>
    </style:style>
    <style:style style:name="T2" style:family="table">
      <style:table-properties>
        <style:background-image xlink:href="../1.jpg"/>
      </style:table-properties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background color of red.</text:p>
      <table:table table:name="Table1" table:style-name="T1">
        <table:table-column table:number-columns-repeated="3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background image.</text:p>
      <table:table table:name="Table2" table:style-name="T2">
        <table:table-column table:number-columns-repeated="3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